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9699" officeooo:paragraph-rsid="001c969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9699" officeooo:paragraph-rsid="001c96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5905" officeooo:paragraph-rsid="002259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5905" officeooo:paragraph-rsid="0029b2e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219dd8" officeooo:paragraph-rsid="00219d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9699" officeooo:paragraph-rsid="001c969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19dd8" officeooo:paragraph-rsid="00219dd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25905" officeooo:paragraph-rsid="0022590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25905" officeooo:paragraph-rsid="0029b2e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c9699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1c969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5905" officeooo:paragraph-rsid="0022590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5905" officeooo:paragraph-rsid="0029b2e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5905" officeooo:paragraph-rsid="002ba5f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a5fa" officeooo:paragraph-rsid="002ba5f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2f55" officeooo:paragraph-rsid="002f2f5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5905" officeooo:paragraph-rsid="00225905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5905" officeooo:paragraph-rsid="002b231c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ba5fa" officeooo:paragraph-rsid="002ba5fa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ba5fa" officeooo:paragraph-rsid="002f2f55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paragraph-rsid="002f2f5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22222" style:font-name="arial" fo:font-size="12pt" fo:letter-spacing="normal"/>
    </style:style>
    <style:style style:name="T3" style:family="text">
      <style:text-properties fo:font-variant="normal" fo:text-transform="none" fo:color="#222222" style:font-name="arial" fo:font-size="12pt" fo:letter-spacing="normal" fo:font-style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bold" officeooo:rsid="00225905" style:font-weight-asian="bold" style:font-weight-complex="bold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bold" officeooo:rsid="0023ff5e" style:font-weight-asian="bold" style:font-weight-complex="bold"/>
    </style:style>
    <style:style style:name="T9" style:family="text">
      <style:text-properties fo:font-variant="normal" fo:text-transform="none" fo:color="#222222" style:font-name="arial" fo:font-size="12pt" fo:letter-spacing="normal" fo:font-style="normal" officeooo:rsid="00219dd8"/>
    </style:style>
    <style:style style:name="T10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officeooo:rsid="00219dd8"/>
    </style:style>
    <style:style style:name="T12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19dd8" style:font-weight-asian="bold" style:font-weight-complex="bold"/>
    </style:style>
    <style:style style:name="T13" style:family="text">
      <style:text-properties fo:font-variant="normal" fo:text-transform="none" fo:color="#222222" style:font-name="arial" fo:font-size="12pt" fo:letter-spacing="normal" fo:font-style="normal" officeooo:rsid="00225905"/>
    </style:style>
    <style:style style:name="T14" style:family="text">
      <style:text-properties fo:font-variant="normal" fo:text-transform="none" fo:color="#222222" style:font-name="arial" fo:font-size="12pt" fo:letter-spacing="normal" fo:font-style="normal" officeooo:rsid="0023ff5e"/>
    </style:style>
    <style:style style:name="T15" style:family="text">
      <style:text-properties fo:font-variant="normal" fo:text-transform="none" fo:color="#222222" style:font-name="arial" fo:font-size="12pt" fo:letter-spacing="normal" fo:font-style="normal" officeooo:rsid="00259547"/>
    </style:style>
    <style:style style:name="T16" style:family="text">
      <style:text-properties fo:font-variant="normal" fo:text-transform="none" fo:color="#222222" style:font-name="arial" fo:font-size="12pt" fo:letter-spacing="normal" fo:font-style="italic" officeooo:rsid="0023ff5e" style:font-style-asian="italic" style:font-style-complex="italic"/>
    </style:style>
    <style:style style:name="T17" style:family="text">
      <style:text-properties fo:font-variant="normal" fo:text-transform="none" fo:color="#222222" style:font-name="arial" fo:font-size="12pt" fo:letter-spacing="normal" fo:font-style="italic" officeooo:rsid="0026b7a0" style:font-style-asian="italic" style:font-style-complex="italic"/>
    </style:style>
    <style:style style:name="T18" style:family="text">
      <style:text-properties fo:font-variant="normal" fo:text-transform="none" fo:color="#222222" style:font-name="arial" fo:font-size="12pt" fo:letter-spacing="normal" fo:font-style="italic" fo:font-weight="bold" officeooo:rsid="0023ff5e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222222" style:font-name="arial" fo:font-size="12pt" fo:letter-spacing="normal" officeooo:rsid="00259547"/>
    </style:style>
    <style:style style:name="T20" style:family="text">
      <style:text-properties fo:font-variant="normal" fo:text-transform="none" fo:color="#222222" style:font-name="arial" fo:font-size="12pt" fo:letter-spacing="normal" officeooo:rsid="0026b7a0"/>
    </style:style>
    <style:style style:name="T21" style:family="text">
      <style:text-properties fo:font-variant="normal" fo:text-transform="none" fo:color="#222222" style:font-name="arial" fo:font-size="12pt" fo:letter-spacing="normal" fo:font-weight="bold" style:font-weight-asian="bold" style:font-weight-complex="bold"/>
    </style:style>
    <style:style style:name="T22" style:family="text">
      <style:text-properties fo:font-variant="normal" fo:text-transform="none" fo:color="#222222" style:font-name="arial" fo:font-size="12pt" fo:letter-spacing="normal" fo:font-weight="bold" officeooo:rsid="0026b7a0" style:font-weight-asian="bold" style:font-weight-complex="bold"/>
    </style:style>
    <style:style style:name="T23" style:family="text">
      <style:text-properties fo:font-variant="normal" fo:text-transform="none" fo:color="#222222" style:font-name="arial" fo:font-size="12pt" fo:letter-spacing="normal" fo:font-weight="bold" officeooo:rsid="0029b2ee" style:font-weight-asian="bold" style:font-weight-complex="bold"/>
    </style:style>
    <style:style style:name="T24" style:family="text">
      <style:text-properties fo:font-variant="normal" fo:text-transform="none" fo:color="#222222" style:font-name="arial" fo:font-size="12pt" fo:letter-spacing="normal" fo:font-weight="bold" officeooo:rsid="002c4702" style:font-weight-asian="bold" style:font-weight-complex="bold"/>
    </style:style>
    <style:style style:name="T25" style:family="text">
      <style:text-properties fo:font-variant="normal" fo:text-transform="none" fo:color="#222222" style:font-name="arial" fo:font-size="12pt" fo:letter-spacing="normal" officeooo:rsid="0029b2ee"/>
    </style:style>
    <style:style style:name="T26" style:family="text">
      <style:text-properties fo:font-variant="normal" fo:text-transform="none" fo:color="#222222" style:font-name="arial" fo:font-size="12pt" fo:letter-spacing="normal"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fo:color="#222222" style:font-name="arial" fo:font-size="12pt" fo:letter-spacing="normal" style:text-underline-style="none" fo:font-weight="normal" officeooo:rsid="0026b7a0" style:font-weight-asian="normal" style:font-weight-complex="normal"/>
    </style:style>
    <style:style style:name="T28" style:family="text">
      <style:text-properties fo:font-variant="normal" fo:text-transform="none" fo:color="#222222" style:font-name="arial" fo:font-size="12pt" fo:letter-spacing="normal" style:text-underline-style="none" fo:font-weight="normal" officeooo:rsid="002b231c" style:font-weight-asian="normal" style:font-weight-complex="normal"/>
    </style:style>
    <style:style style:name="T29" style:family="text">
      <style:text-properties fo:font-variant="normal" fo:text-transform="none" fo:color="#222222" style:font-name="arial" fo:font-size="12pt" fo:letter-spacing="normal" style:text-underline-style="none" fo:font-weight="normal" officeooo:rsid="002f2f55" style:font-weight-asian="normal" style:font-weight-complex="normal"/>
    </style:style>
    <style:style style:name="T30" style:family="text">
      <style:text-properties fo:font-variant="normal" fo:text-transform="none" fo:color="#222222" style:font-name="arial" fo:font-size="12pt" fo:letter-spacing="normal" style:text-underline-style="none" fo:font-weight="normal" officeooo:rsid="002c4702" style:font-weight-asian="normal" style:font-weight-complex="normal"/>
    </style:style>
    <style:style style:name="T31" style:family="text">
      <style:text-properties fo:font-variant="normal" fo:text-transform="none" fo:color="#222222" style:font-name="arial" fo:font-size="12pt" fo:letter-spacing="normal" style:text-underline-style="none" fo:font-weight="normal" officeooo:rsid="002b231c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222222" style:font-name="arial" fo:font-size="12pt" fo:letter-spacing="normal" style:text-underline-style="none" fo:font-weight="normal" officeooo:rsid="002f2f5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222222" style:font-name="arial" fo:font-size="12pt" fo:letter-spacing="normal" style:text-underline-style="none" officeooo:rsid="002f2f55"/>
    </style:style>
    <style:style style:name="T34" style:family="text">
      <style:text-properties fo:font-variant="normal" fo:text-transform="none" fo:color="#222222" style:font-name="arial" fo:font-size="12pt" fo:letter-spacing="normal" officeooo:rsid="002ba5fa"/>
    </style:style>
    <style:style style:name="T35" style:family="text">
      <style:text-properties fo:font-variant="normal" fo:text-transform="none" fo:color="#222222" style:font-name="arial" fo:font-size="12pt" fo:letter-spacing="normal" officeooo:rsid="0023ff5e"/>
    </style:style>
    <style:style style:name="T36" style:family="text">
      <style:text-properties fo:font-variant="normal" fo:text-transform="none" fo:color="#222222" style:font-name="arial" fo:font-size="12pt" fo:letter-spacing="normal" officeooo:rsid="002c4702"/>
    </style:style>
    <style:style style:name="T37" style:family="text">
      <style:text-properties fo:font-variant="normal" fo:text-transform="none" fo:color="#222222" style:font-name="arial" fo:font-size="12pt" fo:letter-spacing="normal" style:text-underline-style="solid" style:text-underline-width="auto" style:text-underline-color="font-color" officeooo:rsid="002c4702"/>
    </style:style>
    <style:style style:name="T38" style:family="text">
      <style:text-properties fo:font-variant="normal" fo:text-transform="none" fo:color="#222222" style:font-name="arial" fo:font-size="12pt" fo:letter-spacing="normal" style:text-underline-style="solid" style:text-underline-width="auto" style:text-underline-color="font-color" fo:font-weight="bold" officeooo:rsid="002c4702" style:font-weight-asian="bold" style:font-weight-complex="bold"/>
    </style:style>
    <style:style style:name="T39" style:family="text">
      <style:text-properties fo:font-variant="normal" fo:text-transform="none" fo:color="#222222" style:font-name="arial" fo:font-size="12pt" fo:letter-spacing="normal" officeooo:rsid="002f2f55"/>
    </style:style>
    <style:style style:name="T40" style:family="text">
      <style:text-properties fo:font-variant="normal" fo:text-transform="none" fo:color="#222222" style:font-name="arial" fo:font-size="10pt" fo:letter-spacing="normal" officeooo:rsid="002c4702" style:font-size-asian="10pt" style:font-size-complex="10pt"/>
    </style:style>
    <style:style style:name="T41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solid" style:text-underline-width="auto" style:text-underline-color="font-color" fo:font-weight="bold" officeooo:rsid="00219dd8" style:font-weight-asian="bold" style:font-weight-complex="bold"/>
    </style:style>
    <style:style style:name="T42" style:family="text">
      <style:text-properties fo:font-variant="normal" fo:text-transform="none" fo:color="#6a6a6a" style:font-name="arial" fo:font-size="12pt" fo:letter-spacing="normal" fo:font-style="normal" style:text-underline-style="none" officeooo:rsid="002f2f55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6a6a6a" style:font-name="arial" fo:font-size="10.5pt" fo:letter-spacing="normal" fo:font-style="normal" style:text-underline-style="none" officeooo:rsid="002f2f55" style:font-weight-asian="normal" style:font-weight-complex="normal"/>
    </style:style>
    <style:style style:name="T44" style:family="text">
      <style:text-properties fo:font-variant="normal" fo:text-transform="none" fo:color="#6a6a6a" style:font-name="arial" fo:letter-spacing="normal" fo:font-style="normal" style:text-underline-style="none" officeooo:rsid="002f2f55" style:font-weight-asian="normal" style:font-weight-complex="normal"/>
    </style:style>
    <style:style style:name="T45" style:family="text">
      <style:text-properties fo:font-variant="normal" fo:text-transform="none" fo:color="#545454" style:font-name="arial" fo:font-size="12pt" fo:letter-spacing="normal" style:text-underline-style="none" fo:font-weight="normal" officeooo:rsid="002f2f55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545454" style:font-name="arial" fo:font-size="12pt" fo:letter-spacing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545454" style:font-name="arial" fo:font-size="12pt" fo:letter-spacing="normal" fo:font-style="normal" style:text-underline-style="none" fo:font-weight="normal" officeooo:rsid="002f2f55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545454" style:font-name="arial" fo:font-size="12pt" fo:letter-spacing="normal" fo:font-style="normal" style:text-underline-style="none" fo:font-weight="normal" officeooo:rsid="002f8542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545454" style:font-name="arial" fo:font-size="12pt" fo:letter-spacing="normal" fo:font-style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545454" style:font-name="arial" fo:font-size="12pt" fo:letter-spacing="normal" fo:font-style="normal" style:text-underline-style="none" fo:font-weight="normal" officeooo:rsid="002f854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545454" style:font-name="arial" fo:font-size="10.5pt" fo:letter-spacing="normal" style:text-underline-style="none" fo:font-weight="normal" officeooo:rsid="002f2f55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545454" style:font-name="arial" fo:letter-spacing="normal" fo:font-style="normal" style:text-underline-style="none" fo:font-weight="normal" officeooo:rsid="002f2f55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545454" style:font-name="arial" fo:letter-spacing="normal" fo:font-style="normal" style:text-underline-style="none" fo:font-weight="normal" officeooo:rsid="002f8542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545454" style:font-name="arial" fo:letter-spacing="normal" style:text-underline-style="none" fo:font-weight="normal" officeooo:rsid="002f2f55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style:font-name="arial" fo:font-size="12pt" fo:letter-spacing="normal" fo:font-style="normal" style:text-underline-style="none" officeooo:rsid="002f2f55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font-name="arial" fo:font-size="12pt" fo:letter-spacing="normal" fo:font-style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style:font-name="arial" fo:font-size="12pt" fo:letter-spacing="normal" fo:font-style="normal" style:text-underline-style="none" fo:font-weight="normal" officeooo:rsid="002f8542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style:font-name="arial" fo:font-size="12pt" fo:letter-spacing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arial" fo:font-size="12pt" fo:letter-spacing="normal" fo:font-style="normal" style:text-underline-style="none" officeooo:rsid="002f2f55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f8542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f2f55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arial" fo:font-size="12pt" fo:letter-spacing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underline-style="none" fo:font-weight="normal" officeooo:rsid="001fc9af" style:font-weight-asian="normal" style:font-weight-complex="normal"/>
    </style:style>
    <style:style style:name="T65" style:family="text">
      <style:text-properties style:text-underline-style="none" fo:font-weight="normal" officeooo:rsid="001c9699" style:font-weight-asian="normal" style:font-weight-complex="normal"/>
    </style:style>
    <style:style style:name="T66" style:family="text">
      <style:text-properties style:text-underline-style="none" fo:font-weight="normal" officeooo:rsid="00211d91" style:font-weight-asian="normal" style:font-weight-complex="normal"/>
    </style:style>
    <style:style style:name="T67" style:family="text">
      <style:text-properties officeooo:rsid="00211d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 and Related Protocols</text:p>
      <text:p text:style-name="P1"/>
      <text:p text:style-name="P6">IP = Internet Protocol</text:p>
      <text:p text:style-name="P10"><text:span text:style-name="T64">T</text:span><text:span text:style-name="T65">opology </text:span><text:span text:style-name="T64">= </text:span><text:span text:style-name="T66">physical/l</text:span><text:span text:style-name="T4">ogical layout of a </text:span><text:span text:style-name="T5">network</text:span></text:p>
      <text:p text:style-name="P11"><text:span text:style-name="T3">IETF = Internet Engineering Task Force</text:span></text:p>
      <text:p text:style-name="P11"><text:span text:style-name="T3">RFC = Request For Comment</text:span></text:p>
      <text:p text:style-name="P18"><text:span text:style-name="T28">CIDR = Classless Inter-Domain Routing</text:span></text:p>
      <text:p text:style-name="P21"><text:span text:style-name="T31">T</text:span><text:span text:style-name="T32">TL = </text:span><text:span text:style-name="T26">Time-to-live</text:span></text:p>
      <text:p text:style-name="P21"><text:span text:style-name="Emphasis"><text:span text:style-name="T62">ICMP</text:span></text:span><text:span text:style-name="Emphasis"><text:span text:style-name="T60"> </text:span></text:span><text:span text:style-name="Emphasis"><text:span text:style-name="T61">= </text:span></text:span><text:span text:style-name="T63">Internet Control Message Protocol</text:span></text:p>
      <text:p text:style-name="P6"/>
      <text:p text:style-name="P2">The Internet:</text:p>
      <text:p text:style-name="P6">- The Internet is a <text:span text:style-name="T1">packet-switched</text:span> network.</text:p>
      <text:p text:style-name="P6">- <text:span text:style-name="T67">Connected by routers.</text:span></text:p>
      <text:p text:style-name="P6">- <text:span text:style-name="T67">Complex</text:span></text:p>
      <text:p text:style-name="P6"><text:span text:style-name="T5">- end-to-end principle </text:span><text:span text:style-name="T3">is a design framework. </text:span><text:span text:style-name="T9">(Routers communicate with eachother)</text:span></text:p>
      <text:p text:style-name="P6"><text:span text:style-name="T9">- Internet is standardized by the </text:span><text:span text:style-name="T41">IETF</text:span><text:span text:style-name="T9">, standards are called </text:span><text:span text:style-name="T12">RFCs</text:span><text:span text:style-name="T11">.</text:span></text:p>
      <text:p text:style-name="P6"><text:span text:style-name="T11"/></text:p>
      <text:p text:style-name="P5"><text:span text:style-name="T10">IP:</text:span></text:p>
      <text:p text:style-name="P7"><text:span text:style-name="T3">- IP is specified in </text:span><text:span text:style-name="T6">RFC 791</text:span><text:span text:style-name="T3"> (network layer protocol of the Internet)</text:span></text:p>
      <text:p text:style-name="P7"><text:span text:style-name="T3">- IP Packets = </text:span><text:span text:style-name="T6">datagrams</text:span><text:span text:style-name="T3"> -</text:span><text:span text:style-name="T13">&gt; except when there is fragmentation = </text:span><text:span text:style-name="T7">fragments</text:span></text:p>
      <text:p text:style-name="P7"><text:span text:style-name="T13">- End stations = </text:span><text:span text:style-name="T7">hosts</text:span></text:p>
      <text:p text:style-name="P7"><text:span text:style-name="T13">-</text:span><text:span text:style-name="T7"> </text:span><text:span text:style-name="T13">IP Routers = </text:span><text:span text:style-name="T7">routers</text:span></text:p>
      <text:p text:style-name="P7"><text:span text:style-name="T13">- IP addresses assigned to network interfaces</text:span></text:p>
      <text:p text:style-name="P7"><text:span text:style-name="T13"/></text:p>
      <text:p text:style-name="P3"><text:span text:style-name="T3">IP Service – Best Effort:</text:span></text:p>
      <text:p text:style-name="P8"><text:span text:style-name="T3">- Basic IP service is datagram delivery</text:span></text:p>
      <text:p text:style-name="P8"><text:span text:style-name="T3">- This service is:</text:span></text:p>
      <text:p text:style-name="P8"><text:span text:style-name="T3"><text:tab/>- Connectionless: no connection or shared state is set up before</text:span></text:p>
      <text:p text:style-name="P8"><text:span text:style-name="T3"><text:tab/> <text:s/>datagram delivery starts</text:span></text:p>
      <text:p text:style-name="P8"><text:span text:style-name="T3"><text:tab/>- Unacknowledged: IP does not use acknowledgements</text:span></text:p>
      <text:p text:style-name="P8"><text:span text:style-name="T3"><text:tab/>- Unreliable: on IP level no retransmissions are carried out</text:span></text:p>
      <text:p text:style-name="P8"><text:span text:style-name="T3"><text:tab/>- Unordered: IP does not guarantee in-sequence delivery</text:span></text:p>
      <text:p text:style-name="P8"><text:span text:style-name="T3">- This kind of guarantee-nothing service is called best effort’</text:span></text:p>
      <text:p text:style-name="P12"><text:span text:style-name="T19"/></text:p>
      <text:p text:style-name="P17"><text:span text:style-name="T19">Routing / Forwarding Tables:</text:span></text:p>
      <text:p text:style-name="P12"><text:span text:style-name="T19">- IP routers have several network interfaces</text:span></text:p>
      <text:p text:style-name="P12"><text:span text:style-name="T19">- </text:span><text:span text:style-name="T20">R</text:span><text:span text:style-name="T19">outer getting a packet </text:span><text:span text:style-name="T20">looks at the </text:span><text:span text:style-name="T22">DestinationAddress</text:span><text:span text:style-name="T20"> field</text:span></text:p>
      <text:p text:style-name="P12"><text:span text:style-name="T20">- Router consults a </text:span><text:span text:style-name="T22">forwarding table</text:span><text:span text:style-name="T20">:</text:span></text:p>
      <text:p text:style-name="P12"><text:span text:style-name="T20"><text:tab/>- The forwarding table lists all networks the router knows with their</text:span></text:p>
      <text:p text:style-name="P12"><text:span text:style-name="T20"><text:tab/> <text:s/></text:span><text:span text:style-name="T17">&lt;network-id&gt; </text:span><text:span text:style-name="T20">and the output port to send the packet to in order</text:span></text:p>
      <text:p text:style-name="P12"><text:span text:style-name="T20"><text:s text:c="8"/>to reach that network</text:span></text:p>
      <text:p text:style-name="P12"><text:span text:style-name="T20"><text:s text:c="7"/>- The router performs a table lookup for an incoming packet, it</text:span></text:p>
      <text:p text:style-name="P12"><text:span text:style-name="T20"><text:tab/> <text:s text:c="2"/>searches the forwarding table for a matching network entry</text:span></text:p>
      <text:p text:style-name="P12"><text:span text:style-name="T20"><text:tab/> - Time required for table lookup depends on the number of networks</text:span></text:p>
      <text:p text:style-name="P12"><text:span text:style-name="T20"><text:tab/> <text:s text:c="2"/>stored in the table</text:span></text:p>
      <text:p text:style-name="P12"><text:span text:style-name="T20"/></text:p>
      <text:p text:style-name="P4"><text:span text:style-name="T3">IP Address Representation:</text:span></text:p>
      <text:p text:style-name="P9"><text:span text:style-name="T3">- IP addresses have a width of </text:span><text:span text:style-name="T6">32 bits</text:span></text:p>
      <text:p text:style-name="P9"><text:span text:style-name="T3">- </text:span><text:span text:style-name="T14">Written in </text:span><text:span text:style-name="T8">dotted-decimal</text:span><text:span text:style-name="T14"> notation e.g [ 130.149.49.77 ]</text:span></text:p>
      <text:p text:style-name="P9"><text:span text:style-name="T14">- </text:span><text:span text:style-name="T15">I</text:span><text:span text:style-name="T14">nternal structure: </text:span></text:p>
      <text:p text:style-name="P9"><text:span text:style-name="T14"><text:s text:c="9"/></text:span><text:span text:style-name="T16">&lt;network-id&gt; <text:s text:c="7"/>&lt;host-id&gt;</text:span></text:p>
      <text:p text:style-name="P13"><text:span text:style-name="T16"><text:s/></text:span><text:span text:style-name="T19">Network </text:span><text:span text:style-name="T20">(Ethernet)</text:span><text:span text:style-name="T19"> <text:s text:c="6"/>host - (unique within its Network)</text:span></text:p>
      <text:p text:style-name="P17"><text:soft-page-break/><text:span text:style-name="T20">CIDR – Netmask:</text:span><text:span text:style-name="T27"> </text:span><text:span text:style-name="T28">(Inter-Domain Routing)</text:span></text:p>
      <text:p text:style-name="P17"><text:span text:style-name="T28">CIDR = Classless Inter-Domain Routing</text:span></text:p>
      <text:p text:style-name="P12"><text:span text:style-name="T20">- Introduced 1993, specified in RFCs 1518, 1519</text:span></text:p>
      <text:p text:style-name="P12"><text:span text:style-name="T20">- Modern routing protocols (OSPF, RIPv2, BGP) use CIDR</text:span></text:p>
      <text:p text:style-name="P12"><text:span text:style-name="T20">-</text:span><text:span text:style-name="T25"> Specified by two values:</text:span></text:p>
      <text:p text:style-name="P12"><text:span text:style-name="T25"><text:tab/>- A 32 bit </text:span><text:span text:style-name="T23">network address</text:span></text:p>
      <text:p text:style-name="P12"><text:span text:style-name="T23">- </text:span><text:span text:style-name="T25">A 32 bit network mask (</text:span><text:span text:style-name="T23">netmask</text:span><text:span text:style-name="T25">)</text:span></text:p>
      <text:p text:style-name="P12"><text:span text:style-name="T25">- The netmask consists of 32 bits, the leftmost k bits are ones, the remaining 32 − k bits are zeros</text:span></text:p>
      <text:p text:style-name="P14"><text:span text:style-name="T25">- </text:span><text:span text:style-name="T34">Netmask is used for specifying</text:span><text:span text:style-name="T25"> which bits belong to </text:span><text:span text:style-name="T18">&lt;network-id&gt;</text:span><text:span text:style-name="T16"> </text:span><text:span text:style-name="T25">and which bits belong to </text:span><text:span text:style-name="T18">&lt;host-id&gt;</text:span></text:p>
      <text:p text:style-name="P15"><text:span text:style-name="T35">e.</text:span><text:span text:style-name="T2">g <text:s/></text:span><text:span text:style-name="T36">(</text:span><text:span text:style-name="T40">11111111 11111111 00000000 00000000</text:span><text:span text:style-name="T36">) </text:span><text:span text:style-name="T21">0xFF00</text:span><text:span text:style-name="T2"> (Netmask) <text:s text:c="2"/></text:span><text:span text:style-name="T21"><text:s/>/16</text:span><text:span text:style-name="T2"> (shorthand)</text:span></text:p>
      <text:p text:style-name="P15"><text:span text:style-name="T2"/></text:p>
      <text:p text:style-name="P15"><text:span text:style-name="T36">- In a network </text:span><text:span text:style-name="T24">a.b.c.d/k</text:span><text:span text:style-name="T36"> there are </text:span><text:span text:style-name="T24">two</text:span><text:span text:style-name="T36"> “</text:span><text:span text:style-name="T37">special host addresses</text:span><text:span text:style-name="T36">”:</text:span></text:p>
      <text:p text:style-name="P15"><text:span text:style-name="T36"><text:tab/>- The host address 000..00 (with 32 − k zeros in total) is part of the</text:span></text:p>
      <text:p text:style-name="P15"><text:span text:style-name="T36"><text:tab/> <text:s/>network id, signifying that we refer to the network as a whole</text:span></text:p>
      <text:p text:style-name="P15"><text:span text:style-name="T36"><text:tab/>- The host address 111..11 (with 32 − k ones in total) is the broadcast address of this <text:tab/> <text:s/>network</text:span></text:p>
      <text:p text:style-name="P15"><text:span text:style-name="T36"/></text:p>
      <text:p text:style-name="P15"><text:span text:style-name="T38">Example</text:span><text:span text:style-name="T36">: In the network 192.168.40.64 /28 there are 14 addresses available:</text:span></text:p>
      <text:p text:style-name="P15"><text:span text:style-name="T36"><text:tab/>- The netmask leaves </text:span><text:span text:style-name="T37">four bits for the </text:span><text:span text:style-name="T38">host-id</text:span><text:span text:style-name="T36">, i.e. 16 values</text:span></text:p>
      <text:p text:style-name="P15"><text:span text:style-name="T36"><text:tab/>- The value 0000 is part of the </text:span><text:span text:style-name="T24">network-id</text:span></text:p>
      <text:p text:style-name="P15"><text:span text:style-name="T36">- The value 1111 is the </text:span><text:span text:style-name="T24">broadcast address</text:span><text:span text:style-name="T36"> for this network</text:span></text:p>
      <text:p text:style-name="P15"><text:span text:style-name="T36"/></text:p>
      <text:p text:style-name="P19"><text:span text:style-name="T36">Simplified Packet Processing:</text:span></text:p>
      <text:p text:style-name="P20"><text:span text:style-name="T28">T</text:span><text:span text:style-name="T29">TL = </text:span><text:span text:style-name="T30">Time-to-live </text:span><text:span text:style-name="T29">( tells a router if a packet has been in transit for to long or not)</text:span></text:p>
      <text:p text:style-name="P20"><text:span text:style-name="T29">Forwarding table is maintained by a </text:span><text:span text:style-name="T33">routing daemon</text:span><text:span text:style-name="T29">, i.e. a process executing a routing protocol</text:span></text:p>
      <text:p text:style-name="P20"><text:span text:style-name="T29">- Linuix has commands to inspect/modify the forwarding table:</text:span></text:p>
      <text:p text:style-name="P20"><text:span text:style-name="T29"><text:s/><text:tab/>- netstat</text:span></text:p>
      <text:p text:style-name="P20"><text:span text:style-name="T29"><text:tab/>- route</text:span></text:p>
      <text:p text:style-name="P20"><text:span text:style-name="T29"/></text:p>
      <text:p text:style-name="P15"><text:span text:style-name="T36">- If packet is not destined to this host/router or broadcast address:</text:span></text:p>
      <text:p text:style-name="P15"><text:span text:style-name="T36">- </text:span><text:span text:style-name="T39">i</text:span><text:span text:style-name="T36">f packet forwarding is not enabled, the </text:span><text:span text:style-name="T37">packet is dropped</text:span></text:p>
      <text:p text:style-name="P16"><text:span text:style-name="T36">O</text:span><text:span text:style-name="T2">therwise</text:span></text:p>
      <text:p text:style-name="P16"><text:span text:style-name="T2">- Check if packet is destined to a directly reachable station (e.g. on a directly attached <text:s text:c="7"/>Ethernet) – if so, deliver packet directly</text:span></text:p>
      <text:p text:style-name="P16"><text:span text:style-name="T2">- If packet is not destined to directly reachable station, consult forwarding table to</text:span></text:p>
      <text:p text:style-name="P16"><text:span text:style-name="T2"><text:s text:c="2"/>determine next hop / outgoing interface</text:span></text:p>
      <text:p text:style-name="P16"><text:span text:style-name="T2">-</text:span><text:span text:style-name="T21"> Decrement TTL</text:span><text:span text:style-name="T2"> value, drop packet when it reaches zero</text:span></text:p>
      <text:p text:style-name="P16"><text:span text:style-name="T2">- Recompute packet header checksum</text:span></text:p>
      <text:p text:style-name="P16"><text:span text:style-name="T2">- Hand packet over to outgoing interfa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06:41.226622529</meta:creation-date>
    <dc:date>2019-10-08T22:09:37.471757645</dc:date>
    <meta:editing-duration>PT1H1M7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2" meta:paragraph-count="79" meta:word-count="641" meta:character-count="3834" meta:non-whitespace-character-count="3182"/>
  </office:meta>
</office:document-meta>
</file>